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163cm" fo:min-width="1.086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textarea-vertical-align="middle" draw:auto-grow-height="true" draw:auto-grow-width="true" fo:min-height="0.934cm" fo:min-width="2.458cm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textarea-vertical-align="middle" draw:auto-grow-height="true" draw:auto-grow-width="true" fo:min-height="0.934cm" fo:min-width="2.834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textarea-vertical-align="middle" draw:auto-grow-height="true" draw:auto-grow-width="true" fo:min-height="0.934cm" fo:min-width="3.101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0.706cm" svg:height="0.706cm" draw:transform="rotate (-0.785398163398486) translate (11.99957039711cm 8.49837368420864cm)" svg:viewBox="0 0 707 707" draw:points="0,0 0,707 707,707">
              <text:p/>
            </draw:polyline>
            <draw:connector draw:style-name="gr2" draw:text-style-name="P1" draw:layer="layout" svg:x1="9cm" svg:y1="8.999cm" svg:x2="12cm" svg:y2="8.999cm" svg:d="m9000 8999h3000">
              <text:p/>
            </draw:connector>
          </draw:g>
          <draw:polyline draw:style-name="gr1" draw:text-style-name="P1" draw:layer="layout" svg:width="0.706cm" svg:height="0.706cm" draw:transform="rotate (0.7853981633973) translate (12.9995703971119cm 8.99837368421509cm)" svg:viewBox="0 0 707 707" draw:points="707,0 707,707 0,707">
            <text:p/>
          </draw:polyline>
          <draw:connector draw:style-name="gr2" draw:text-style-name="P1" draw:layer="layout" svg:x1="4.499cm" svg:y1="8.999cm" svg:x2="7.5cm" svg:y2="8.999cm" svg:d="m4499 8999h3001">
            <text:p/>
          </draw:connector>
          <draw:g>
            <draw:polyline draw:style-name="gr1" draw:text-style-name="P1" draw:layer="layout" svg:width="0.706cm" svg:height="0.706cm" draw:transform="rotate (-0.785398163398486) translate (16.49957039711cm 8.49837368420864cm)" svg:viewBox="0 0 707 707" draw:points="0,0 0,707 707,707">
              <text:p/>
            </draw:polyline>
            <draw:connector draw:style-name="gr2" draw:text-style-name="P1" draw:layer="layout" svg:x1="13.499cm" svg:y1="8.999cm" svg:x2="16.499cm" svg:y2="8.999cm" svg:d="m13499 8999h3000">
              <text:p/>
            </draw:connector>
          </draw:g>
          <draw:rect draw:style-name="gr3" draw:text-style-name="P1" draw:layer="layout" svg:width="15cm" svg:height="2.5cm" svg:x="2.5cm" svg:y="7.999cm">
            <text:p/>
          </draw:rect>
          <draw:frame draw:style-name="gr4" draw:layer="layout" svg:width="1.606cm" svg:height="1.433cm" svg:x="2.594cm" svg:y="8.698cm">
            <draw:text-box>
              <text:p>Key</text:p>
            </draw:text-box>
          </draw:frame>
          <draw:frame draw:style-name="gr5" draw:text-style-name="P2" draw:layer="layout" svg:width="2.978cm" svg:height="1.204cm" svg:x="4.499cm" svg:y="9.21cm">
            <draw:text-box>
              <text:p text:style-name="P1"><text:span text:style-name="T1">One to one</text:span></text:p>
            </draw:text-box>
          </draw:frame>
          <draw:frame draw:style-name="gr6" draw:text-style-name="P2" draw:layer="layout" svg:width="3.354cm" svg:height="1.204cm" svg:x="8.845cm" svg:y="9.21cm">
            <draw:text-box>
              <text:p text:style-name="P1"><text:span text:style-name="T1">One to many</text:span></text:p>
            </draw:text-box>
          </draw:frame>
          <draw:frame draw:style-name="gr7" draw:text-style-name="P2" draw:layer="layout" svg:width="3.621cm" svg:height="1.204cm" svg:x="13.178cm" svg:y="9.21cm">
            <draw:text-box>
              <text:p text:style-name="P1"><text:span text:style-name="T1">Many to many</text:span></text:p>
            </draw:text-box>
          </draw:frame>
        </draw:g>
        <draw:rect draw:style-name="gr8" draw:text-style-name="P3" xml:id="id1" draw:id="id1" draw:layer="layout" svg:width="3.999cm" svg:height="2cm" svg:x="1.001cm" svg:y="2.999cm">
          <text:p text:style-name="P3">Unit</text:p>
        </draw:rect>
        <draw:rect draw:style-name="gr8" draw:text-style-name="P3" xml:id="id2" draw:id="id2" draw:layer="layout" svg:width="3.999cm" svg:height="2cm" svg:x="7.999cm" svg:y="4.999cm">
          <text:p text:style-name="P3">Equipment</text:p>
        </draw:rect>
        <draw:connector draw:style-name="gr2" draw:text-style-name="P1" draw:layer="layout" svg:x1="5cm" svg:y1="3.999cm" svg:x2="7.999cm" svg:y2="5.999cm" draw:start-shape="id1" draw:start-glue-point="1" draw:end-shape="id2" draw:end-glue-point="3" svg:d="m5000 3999h1500v2000h1499">
          <text:p/>
        </draw:connector>
        <draw:rect draw:style-name="gr8" draw:text-style-name="P3" xml:id="id3" draw:id="id3" draw:layer="layout" svg:width="3.999cm" svg:height="2cm" svg:x="7.999cm" svg:y="1.002cm">
          <text:p text:style-name="P3">Role</text:p>
        </draw:rect>
        <draw:rect draw:style-name="gr8" draw:text-style-name="P3" xml:id="id4" draw:id="id4" draw:layer="layout" svg:width="3.999cm" svg:height="2cm" svg:x="14.999cm" svg:y="1.002cm">
          <text:p text:style-name="P3">Person</text:p>
        </draw:rect>
        <draw:connector draw:style-name="gr2" draw:text-style-name="P1" draw:layer="layout" svg:x1="11.998cm" svg:y1="2.002cm" svg:x2="14.999cm" svg:y2="2.002cm" draw:start-shape="id3" draw:start-glue-point="1" draw:end-shape="id4" svg:d="m11998 2002h3001">
          <text:p/>
        </draw:connector>
        <draw:polyline draw:style-name="gr1" draw:text-style-name="P1" draw:layer="layout" svg:width="0.707cm" svg:height="0.706cm" draw:transform="skewX (0.00104719755119633) rotate (-0.785398163398486) translate (7.99925631768824cm 1.49937368420928cm)" svg:viewBox="0 0 708 707" draw:points="0,0 1,707 708,707">
          <text:p/>
        </draw:polyline>
        <draw:connector draw:style-name="gr9" draw:text-style-name="P1" draw:layer="layout" svg:x1="5cm" svg:y1="3.999cm" svg:x2="7.999cm" svg:y2="2.002cm" draw:start-shape="id1" draw:start-glue-point="1" draw:end-shape="id3" svg:d="m5000 3999h1500v-1997h1499">
          <text:p/>
        </draw:connector>
        <draw:polyline draw:style-name="gr1" draw:text-style-name="P1" draw:layer="layout" svg:width="0.706cm" svg:height="0.706cm" draw:transform="skewX (0.00191986217719334) rotate (0.786794426798895) translate (11.5002908797266cm 2.00019234041898cm)" svg:viewBox="0 0 707 707" draw:points="707,0 707,707 0,70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9:53:12.93</meta:creation-date>
    <meta:generator>OpenOffice.org/3.4.1$Win32 OpenOffice.org_project/341m1$Build-9593</meta:generator>
    <meta:editing-duration>PT24M12S</meta:editing-duration>
    <meta:editing-cycles>3</meta:editing-cycles>
    <dc:date>2013-06-29T20:19:39.99</dc:date>
    <meta:document-statistic meta:object-count="23"/>
  </office:meta>
</office:document-meta>
</file>